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6cm" svg:stroke-color="#3465a4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solid" draw:stroke-dash="Long_20_Dot" svg:stroke-width="0.018cm" draw:marker-start-width="0.227cm" draw:marker-end-width="0.227cm" draw:textarea-vertical-align="middle" draw:auto-grow-height="false" fo:min-height="2.851cm" fo:min-width="2.501cm" fo:padding-top="0.134cm" fo:padding-bottom="0.134cm" fo:padding-left="0.259cm" fo:padding-right="0.259cm"/>
    </style:style>
    <style:style style:name="gr15" style:family="graphic" style:parent-style-name="standard">
      <style:graphic-properties draw:textarea-vertical-align="middle" draw:auto-grow-height="false" fo:min-height="2.851cm" fo:min-width="2.5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465a4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3465a4" style:text-position="-33%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842cm" svg:height="1.843cm" svg:x="2.262cm" svg:y="4.41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3cm" svg:height="2.573cm" svg:x="10.104cm" svg:y="12.36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3" draw:text-style-name="P2" draw:layer="layout" svg:width="1.842cm" svg:height="1.843cm" svg:x="18.304cm" svg:y="12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9.225cm" svg:y1="13.922cm" svg:x2="19.225cm" svg:y2="12.657cm">
            <text:p/>
          </draw:line>
        </draw:g>
        <draw:g>
          <draw:custom-shape draw:style-name="gr5" draw:text-style-name="P2" draw:layer="layout" svg:width="2.153cm" svg:height="2.573cm" svg:x="18.146cm" svg:y="4.382cm">
            <text:p/>
  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3" draw:layer="layout" svg:x1="19.23cm" svg:y1="6.213cm" svg:x2="19.23cm" svg:y2="4.948cm">
            <text:p/>
          </draw:line>
        </draw:g>
        <draw:g>
          <draw:line draw:style-name="gr6" draw:text-style-name="P3" draw:layer="layout" svg:x1="11.231cm" svg:y1="8.26cm" svg:x2="10.726cm" svg:y2="7.952cm">
            <text:p/>
          </draw:line>
          <draw:line draw:style-name="gr6" draw:text-style-name="P3" draw:layer="layout" svg:x1="11.717cm" svg:y1="7.285cm" svg:x2="10.727cm" svg:y2="7.957cm">
            <text:p/>
          </draw:line>
          <draw:line draw:style-name="gr6" draw:text-style-name="P3" draw:layer="layout" svg:x1="11.737cm" svg:y1="5.992cm" svg:x2="10.71cm" svg:y2="5.344cm">
            <text:p/>
          </draw:line>
          <draw:line draw:style-name="gr6" draw:text-style-name="P3" draw:layer="layout" svg:x1="11.741cm" svg:y1="7.318cm" svg:x2="10.714cm" svg:y2="6.67cm">
            <text:p/>
          </draw:line>
          <draw:line draw:style-name="gr6" draw:text-style-name="P3" draw:layer="layout" svg:x1="11.73cm" svg:y1="5.965cm" svg:x2="10.74cm" svg:y2="6.637cm">
            <text:p/>
          </draw:line>
          <draw:line draw:style-name="gr6" draw:text-style-name="P3" draw:layer="layout" svg:x1="11.694cm" svg:y1="4.656cm" svg:x2="10.704cm" svg:y2="5.328cm">
            <text:p/>
          </draw:line>
          <draw:line draw:style-name="gr6" draw:text-style-name="P3" draw:layer="layout" svg:x1="11.645cm" svg:y1="4.668cm" svg:x2="11.14cm" svg:y2="4.36cm">
            <text:p/>
          </draw:line>
        </draw:g>
        <draw:g>
          <draw:line draw:style-name="gr6" draw:text-style-name="P3" draw:layer="layout" svg:x1="5.206cm" svg:y1="2.428cm" svg:x2="5.507cm" svg:y2="1.919cm">
            <text:p/>
          </draw:line>
          <draw:line draw:style-name="gr6" draw:text-style-name="P3" draw:layer="layout" svg:x1="6.188cm" svg:y1="2.901cm" svg:x2="5.502cm" svg:y2="1.92cm">
            <text:p/>
          </draw:line>
          <draw:line draw:style-name="gr6" draw:text-style-name="P3" draw:layer="layout" svg:x1="7.482cm" svg:y1="2.903cm" svg:x2="8.115cm" svg:y2="1.867cm">
            <text:p/>
          </draw:line>
          <draw:line draw:style-name="gr6" draw:text-style-name="P3" draw:layer="layout" svg:x1="6.156cm" svg:y1="2.925cm" svg:x2="6.789cm" svg:y2="1.889cm">
            <text:p/>
          </draw:line>
          <draw:line draw:style-name="gr6" draw:text-style-name="P3" draw:layer="layout" svg:x1="7.509cm" svg:y1="2.896cm" svg:x2="6.823cm" svg:y2="1.915cm">
            <text:p/>
          </draw:line>
          <draw:line draw:style-name="gr6" draw:text-style-name="P3" draw:layer="layout" svg:x1="8.817cm" svg:y1="2.841cm" svg:x2="8.131cm" svg:y2="1.86cm">
            <text:p/>
          </draw:line>
          <draw:line draw:style-name="gr6" draw:text-style-name="P3" draw:layer="layout" svg:x1="8.803cm" svg:y1="2.792cm" svg:x2="9.104cm" svg:y2="2.283cm">
            <text:p/>
          </draw:line>
        </draw:g>
        <draw:line draw:style-name="gr7" draw:text-style-name="P4" draw:layer="layout" svg:x1="3.162cm" svg:y1="4.417cm" svg:x2="3.162cm" svg:y2="2.317cm">
          <text:p/>
        </draw:line>
        <draw:line draw:style-name="gr7" draw:text-style-name="P4" draw:layer="layout" svg:x1="3.104cm" svg:y1="2.36cm" svg:x2="5.204cm" svg:y2="2.36cm">
          <text:p/>
        </draw:line>
        <draw:line draw:style-name="gr7" draw:text-style-name="P4" draw:layer="layout" svg:x1="9.104cm" svg:y1="2.36cm" svg:x2="11.204cm" svg:y2="2.36cm">
          <text:p/>
        </draw:line>
        <draw:line draw:style-name="gr7" draw:text-style-name="P4" draw:layer="layout" svg:x1="11.204cm" svg:y1="4.46cm" svg:x2="11.204cm" svg:y2="2.36cm">
          <text:p/>
        </draw:line>
        <draw:line draw:style-name="gr7" draw:text-style-name="P4" draw:layer="layout" svg:x1="11.104cm" svg:y1="2.36cm" svg:x2="13.204cm" svg:y2="2.36cm">
          <text:p/>
        </draw:line>
        <draw:g>
          <draw:line draw:style-name="gr6" draw:text-style-name="P3" draw:layer="layout" svg:x1="13.206cm" svg:y1="2.428cm" svg:x2="13.507cm" svg:y2="1.919cm">
            <text:p/>
          </draw:line>
          <draw:line draw:style-name="gr6" draw:text-style-name="P3" draw:layer="layout" svg:x1="14.188cm" svg:y1="2.901cm" svg:x2="13.502cm" svg:y2="1.92cm">
            <text:p/>
          </draw:line>
          <draw:line draw:style-name="gr6" draw:text-style-name="P3" draw:layer="layout" svg:x1="15.482cm" svg:y1="2.903cm" svg:x2="16.115cm" svg:y2="1.867cm">
            <text:p/>
          </draw:line>
          <draw:line draw:style-name="gr6" draw:text-style-name="P3" draw:layer="layout" svg:x1="14.156cm" svg:y1="2.925cm" svg:x2="14.789cm" svg:y2="1.889cm">
            <text:p/>
          </draw:line>
          <draw:line draw:style-name="gr6" draw:text-style-name="P3" draw:layer="layout" svg:x1="15.509cm" svg:y1="2.896cm" svg:x2="14.823cm" svg:y2="1.915cm">
            <text:p/>
          </draw:line>
          <draw:line draw:style-name="gr6" draw:text-style-name="P3" draw:layer="layout" svg:x1="16.817cm" svg:y1="2.841cm" svg:x2="16.131cm" svg:y2="1.86cm">
            <text:p/>
          </draw:line>
          <draw:line draw:style-name="gr6" draw:text-style-name="P3" draw:layer="layout" svg:x1="16.803cm" svg:y1="2.792cm" svg:x2="17.104cm" svg:y2="2.283cm">
            <text:p/>
          </draw:line>
          <draw:line draw:style-name="gr6" draw:text-style-name="P3" draw:layer="layout" svg:x1="13.306cm" svg:y1="10.428cm" svg:x2="13.607cm" svg:y2="9.919cm">
            <text:p/>
          </draw:line>
          <draw:line draw:style-name="gr6" draw:text-style-name="P3" draw:layer="layout" svg:x1="14.288cm" svg:y1="10.901cm" svg:x2="13.602cm" svg:y2="9.92cm">
            <text:p/>
          </draw:line>
          <draw:line draw:style-name="gr6" draw:text-style-name="P3" draw:layer="layout" svg:x1="15.582cm" svg:y1="10.903cm" svg:x2="16.215cm" svg:y2="9.867cm">
            <text:p/>
          </draw:line>
          <draw:line draw:style-name="gr6" draw:text-style-name="P3" draw:layer="layout" svg:x1="14.256cm" svg:y1="10.925cm" svg:x2="14.889cm" svg:y2="9.889cm">
            <text:p/>
          </draw:line>
          <draw:line draw:style-name="gr6" draw:text-style-name="P3" draw:layer="layout" svg:x1="15.609cm" svg:y1="10.896cm" svg:x2="14.923cm" svg:y2="9.915cm">
            <text:p/>
          </draw:line>
          <draw:line draw:style-name="gr6" draw:text-style-name="P3" draw:layer="layout" svg:x1="16.917cm" svg:y1="10.841cm" svg:x2="16.231cm" svg:y2="9.86cm">
            <text:p/>
          </draw:line>
          <draw:line draw:style-name="gr6" draw:text-style-name="P3" draw:layer="layout" svg:x1="16.903cm" svg:y1="10.792cm" svg:x2="17.204cm" svg:y2="10.283cm">
            <text:p/>
          </draw:line>
        </draw:g>
        <draw:line draw:style-name="gr7" draw:text-style-name="P4" draw:layer="layout" svg:x1="17.104cm" svg:y1="2.36cm" svg:x2="19.204cm" svg:y2="2.36cm">
          <text:p/>
        </draw:line>
        <draw:line draw:style-name="gr7" draw:text-style-name="P4" draw:layer="layout" svg:x1="19.204cm" svg:y1="4.46cm" svg:x2="19.204cm" svg:y2="2.36cm">
          <text:p/>
        </draw:line>
        <draw:line draw:style-name="gr7" draw:text-style-name="P4" draw:layer="layout" svg:x1="11.204cm" svg:y1="10.36cm" svg:x2="11.204cm" svg:y2="8.26cm">
          <text:p/>
        </draw:line>
        <draw:line draw:style-name="gr7" draw:text-style-name="P4" draw:layer="layout" svg:x1="11.204cm" svg:y1="10.36cm" svg:x2="13.304cm" svg:y2="10.36cm">
          <text:p/>
        </draw:line>
        <draw:line draw:style-name="gr7" draw:text-style-name="P4" draw:layer="layout" svg:x1="17.104cm" svg:y1="10.36cm" svg:x2="19.204cm" svg:y2="10.36cm">
          <text:p/>
        </draw:line>
        <draw:line draw:style-name="gr7" draw:text-style-name="P4" draw:layer="layout" svg:x1="19.204cm" svg:y1="10.36cm" svg:x2="19.204cm" svg:y2="6.96cm">
          <text:p/>
        </draw:line>
        <draw:line draw:style-name="gr7" draw:text-style-name="P4" draw:layer="layout" svg:x1="3.204cm" svg:y1="10.36cm" svg:x2="3.204cm" svg:y2="6.16cm">
          <text:p/>
        </draw:line>
        <draw:g>
          <draw:line draw:style-name="gr6" draw:text-style-name="P3" draw:layer="layout" svg:x1="5.304cm" svg:y1="10.428cm" svg:x2="5.605cm" svg:y2="9.919cm">
            <text:p/>
          </draw:line>
          <draw:line draw:style-name="gr6" draw:text-style-name="P3" draw:layer="layout" svg:x1="6.286cm" svg:y1="10.901cm" svg:x2="5.6cm" svg:y2="9.92cm">
            <text:p/>
          </draw:line>
          <draw:line draw:style-name="gr6" draw:text-style-name="P3" draw:layer="layout" svg:x1="7.58cm" svg:y1="10.903cm" svg:x2="8.213cm" svg:y2="9.867cm">
            <text:p/>
          </draw:line>
          <draw:line draw:style-name="gr6" draw:text-style-name="P3" draw:layer="layout" svg:x1="6.254cm" svg:y1="10.925cm" svg:x2="6.887cm" svg:y2="9.889cm">
            <text:p/>
          </draw:line>
          <draw:line draw:style-name="gr6" draw:text-style-name="P3" draw:layer="layout" svg:x1="7.607cm" svg:y1="10.896cm" svg:x2="6.921cm" svg:y2="9.915cm">
            <text:p/>
          </draw:line>
          <draw:line draw:style-name="gr6" draw:text-style-name="P3" draw:layer="layout" svg:x1="8.915cm" svg:y1="10.841cm" svg:x2="8.229cm" svg:y2="9.86cm">
            <text:p/>
          </draw:line>
          <draw:line draw:style-name="gr6" draw:text-style-name="P3" draw:layer="layout" svg:x1="8.901cm" svg:y1="10.792cm" svg:x2="9.202cm" svg:y2="10.283cm">
            <text:p/>
          </draw:line>
        </draw:g>
        <draw:line draw:style-name="gr7" draw:text-style-name="P4" draw:layer="layout" svg:x1="3.204cm" svg:y1="10.36cm" svg:x2="5.304cm" svg:y2="10.36cm">
          <text:p/>
        </draw:line>
        <draw:line draw:style-name="gr7" draw:text-style-name="P4" draw:layer="layout" svg:x1="9.204cm" svg:y1="10.36cm" svg:x2="11.304cm" svg:y2="10.36cm">
          <text:p/>
        </draw:line>
        <draw:line draw:style-name="gr7" draw:text-style-name="P4" draw:layer="layout" svg:x1="3.204cm" svg:y1="12.36cm" svg:x2="3.204cm" svg:y2="10.26cm">
          <text:p/>
        </draw:line>
        <draw:g>
          <draw:line draw:style-name="gr6" draw:text-style-name="P3" draw:layer="layout" svg:x1="3.294cm" svg:y1="16.26cm" svg:x2="2.789cm" svg:y2="15.952cm">
            <text:p/>
          </draw:line>
          <draw:line draw:style-name="gr6" draw:text-style-name="P3" draw:layer="layout" svg:x1="3.78cm" svg:y1="15.285cm" svg:x2="2.79cm" svg:y2="15.957cm">
            <text:p/>
          </draw:line>
          <draw:line draw:style-name="gr6" draw:text-style-name="P3" draw:layer="layout" svg:x1="3.8cm" svg:y1="13.992cm" svg:x2="2.773cm" svg:y2="13.344cm">
            <text:p/>
          </draw:line>
          <draw:line draw:style-name="gr6" draw:text-style-name="P3" draw:layer="layout" svg:x1="3.804cm" svg:y1="15.318cm" svg:x2="2.777cm" svg:y2="14.67cm">
            <text:p/>
          </draw:line>
          <draw:line draw:style-name="gr6" draw:text-style-name="P3" draw:layer="layout" svg:x1="3.793cm" svg:y1="13.965cm" svg:x2="2.803cm" svg:y2="14.637cm">
            <text:p/>
          </draw:line>
          <draw:line draw:style-name="gr6" draw:text-style-name="P3" draw:layer="layout" svg:x1="3.757cm" svg:y1="12.656cm" svg:x2="2.767cm" svg:y2="13.328cm">
            <text:p/>
          </draw:line>
          <draw:line draw:style-name="gr6" draw:text-style-name="P3" draw:layer="layout" svg:x1="3.708cm" svg:y1="12.668cm" svg:x2="3.203cm" svg:y2="12.36cm">
            <text:p/>
          </draw:line>
        </draw:g>
        <draw:line draw:style-name="gr7" draw:text-style-name="P4" draw:layer="layout" svg:x1="3.204cm" svg:y1="18.36cm" svg:x2="3.204cm" svg:y2="16.26cm">
          <text:p/>
        </draw:line>
        <draw:line draw:style-name="gr7" draw:text-style-name="P4" draw:layer="layout" svg:x1="3.204cm" svg:y1="18.36cm" svg:x2="5.304cm" svg:y2="18.36cm">
          <text:p/>
        </draw:line>
        <draw:g>
          <draw:line draw:style-name="gr6" draw:text-style-name="P3" draw:layer="layout" svg:x1="5.304cm" svg:y1="18.428cm" svg:x2="5.605cm" svg:y2="17.919cm">
            <text:p/>
          </draw:line>
          <draw:line draw:style-name="gr6" draw:text-style-name="P3" draw:layer="layout" svg:x1="6.286cm" svg:y1="18.901cm" svg:x2="5.6cm" svg:y2="17.92cm">
            <text:p/>
          </draw:line>
          <draw:line draw:style-name="gr6" draw:text-style-name="P3" draw:layer="layout" svg:x1="7.58cm" svg:y1="18.903cm" svg:x2="8.213cm" svg:y2="17.867cm">
            <text:p/>
          </draw:line>
          <draw:line draw:style-name="gr6" draw:text-style-name="P3" draw:layer="layout" svg:x1="6.254cm" svg:y1="18.925cm" svg:x2="6.887cm" svg:y2="17.889cm">
            <text:p/>
          </draw:line>
          <draw:line draw:style-name="gr6" draw:text-style-name="P3" draw:layer="layout" svg:x1="7.607cm" svg:y1="18.896cm" svg:x2="6.921cm" svg:y2="17.915cm">
            <text:p/>
          </draw:line>
          <draw:line draw:style-name="gr6" draw:text-style-name="P3" draw:layer="layout" svg:x1="8.915cm" svg:y1="18.841cm" svg:x2="8.229cm" svg:y2="17.86cm">
            <text:p/>
          </draw:line>
          <draw:line draw:style-name="gr6" draw:text-style-name="P3" draw:layer="layout" svg:x1="8.901cm" svg:y1="18.792cm" svg:x2="9.202cm" svg:y2="18.283cm">
            <text:p/>
          </draw:line>
        </draw:g>
        <draw:line draw:style-name="gr7" draw:text-style-name="P4" draw:layer="layout" svg:x1="9.104cm" svg:y1="18.36cm" svg:x2="11.204cm" svg:y2="18.36cm">
          <text:p/>
        </draw:line>
        <draw:line draw:style-name="gr7" draw:text-style-name="P4" draw:layer="layout" svg:x1="11.204cm" svg:y1="18.36cm" svg:x2="11.204cm" svg:y2="14.86cm">
          <text:p/>
        </draw:line>
        <draw:line draw:style-name="gr7" draw:text-style-name="P4" draw:layer="layout" svg:x1="11.204cm" svg:y1="12.46cm" svg:x2="11.204cm" svg:y2="10.36cm">
          <text:p/>
        </draw:line>
        <draw:line draw:style-name="gr7" draw:text-style-name="P4" draw:layer="layout" svg:x1="11.104cm" svg:y1="18.36cm" svg:x2="19.204cm" svg:y2="18.36cm">
          <text:p/>
        </draw:line>
        <draw:line draw:style-name="gr7" draw:text-style-name="P4" draw:layer="layout" svg:x1="17.104cm" svg:y1="10.36cm" svg:x2="19.204cm" svg:y2="10.36cm">
          <text:p/>
        </draw:line>
        <draw:line draw:style-name="gr7" draw:text-style-name="P4" draw:layer="layout" svg:x1="19.204cm" svg:y1="12.46cm" svg:x2="19.204cm" svg:y2="10.36cm">
          <text:p/>
        </draw:line>
        <draw:line draw:style-name="gr7" draw:text-style-name="P4" draw:layer="layout" svg:x1="19.204cm" svg:y1="18.36cm" svg:x2="19.204cm" svg:y2="14.26cm">
          <text:p/>
        </draw:line>
        <draw:g>
          <draw:line draw:style-name="gr6" draw:text-style-name="P3" draw:layer="layout" svg:x1="1.935cm" svg:y1="12.267cm" svg:x2="1.935cm" svg:y2="8.26cm">
            <text:p/>
          </draw:line>
          <draw:line draw:style-name="gr6" draw:text-style-name="P3" draw:layer="layout" svg:x1="1.949cm" svg:y1="12.269cm" svg:x2="1.949cm" svg:y2="8.262cm">
            <text:p/>
          </draw:line>
          <draw:line draw:style-name="gr6" draw:text-style-name="P3" draw:layer="layout" svg:x1="1.4cm" svg:y1="9.35cm" svg:x2="1.387cm" svg:y2="11.341cm">
            <text:p/>
          </draw:line>
          <draw:line draw:style-name="gr6" draw:text-style-name="P3" draw:layer="layout" svg:x1="0.922cm" svg:y1="9.885cm" svg:x2="0.916cm" svg:y2="10.842cm">
            <text:p/>
          </draw:line>
          <draw:line draw:style-name="gr6" draw:text-style-name="P3" draw:layer="layout" svg:x1="1.981cm" svg:y1="10.316cm" svg:x2="3.204cm" svg:y2="10.34cm">
            <text:p/>
          </draw:line>
        </draw:g>
        <draw:frame draw:style-name="gr8" draw:text-style-name="P5" draw:layer="layout" svg:width="1.9cm" svg:height="1.114cm" svg:x="6.204cm" svg:y="2.86cm">
          <draw:text-box>
            <text:p text:style-name="P2"><text:span text:style-name="T1">R</text:span><text:span text:style-name="T2">1</text:span></text:p>
          </draw:text-box>
        </draw:frame>
        <draw:frame draw:style-name="gr8" draw:text-style-name="P6" draw:layer="layout" svg:width="1.9cm" svg:height="1.114cm" svg:x="14.204cm" svg:y="2.846cm">
          <draw:text-box>
            <text:p text:style-name="P2"><text:span text:style-name="T1">R</text:span><text:span text:style-name="T2">2</text:span></text:p>
          </draw:text-box>
        </draw:frame>
        <draw:frame draw:style-name="gr8" draw:text-style-name="P6" draw:layer="layout" svg:width="2cm" svg:height="1.114cm" svg:x="11.804cm" svg:y="3.96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1.9cm" svg:height="1.114cm" svg:x="6.204cm" svg:y="8.846cm">
          <draw:text-box>
            <text:p text:style-name="P2"><text:span text:style-name="T1">R</text:span><text:span text:style-name="T2">4</text:span></text:p>
          </draw:text-box>
        </draw:frame>
        <draw:frame draw:style-name="gr8" draw:text-style-name="P5" draw:layer="layout" svg:width="1.9cm" svg:height="1.114cm" svg:x="14.204cm" svg:y="8.86cm">
          <draw:text-box>
            <text:p text:style-name="P2"><text:span text:style-name="T1">R</text:span><text:span text:style-name="T2">5</text:span></text:p>
          </draw:text-box>
        </draw:frame>
        <draw:frame draw:style-name="gr8" draw:text-style-name="P5" draw:layer="layout" svg:width="1.9cm" svg:height="1.114cm" svg:x="1.304cm" svg:y="13.346cm">
          <draw:text-box>
            <text:p text:style-name="P2"><text:span text:style-name="T1">R</text:span><text:span text:style-name="T2">6</text:span></text:p>
          </draw:text-box>
        </draw:frame>
        <draw:frame draw:style-name="gr8" draw:text-style-name="P5" draw:layer="layout" svg:width="1.9cm" svg:height="1.114cm" svg:x="6.204cm" svg:y="16.86cm">
          <draw:text-box>
            <text:p text:style-name="P2"><text:span text:style-name="T1">R</text:span><text:span text:style-name="T2">7</text:span></text:p>
          </draw:text-box>
        </draw:frame>
        <draw:frame draw:style-name="gr9" draw:text-style-name="P6" draw:layer="layout" svg:width="4.2cm" svg:height="1.673cm" svg:x="11.604cm" svg:y="11.76cm">
          <draw:text-box>
            <text:p><text:span text:style-name="T1">V</text:span><text:span text:style-name="T2">c</text:span><text:span text:style-name="T1">=K</text:span><text:span text:style-name="T2">c</text:span><text:span text:style-name="T1">*I</text:span><text:span text:style-name="T2">c</text:span></text:p>
          </draw:text-box>
        </draw:frame>
        <draw:frame draw:style-name="gr8" draw:text-style-name="P8" draw:layer="layout" svg:width="1.9cm" svg:height="1.114cm" svg:x="17.204cm" svg:y="14.36cm">
          <draw:text-box>
            <text:p text:style-name="P7"><text:span text:style-name="T1">I</text:span><text:span text:style-name="T2">d</text:span></text:p>
          </draw:text-box>
        </draw:frame>
        <draw:frame draw:style-name="gr10" draw:text-style-name="P8" draw:layer="layout" svg:width="4cm" svg:height="1.962cm" svg:x="14.804cm" svg:y="3.798cm">
          <draw:text-box>
            <text:p text:style-name="P7"><text:span text:style-name="T1">I</text:span><text:span text:style-name="T2">b</text:span><text:span text:style-name="T1">=K</text:span><text:span text:style-name="T2">b</text:span><text:span text:style-name="T1">*V</text:span><text:span text:style-name="T2">b</text:span></text:p>
          </draw:text-box>
        </draw:frame>
        <draw:frame draw:style-name="gr8" draw:text-style-name="P6" draw:layer="layout" svg:width="1.9cm" svg:height="1.114cm" svg:x="4.204cm" svg:y="5.398cm">
          <draw:text-box>
            <text:p><text:span text:style-name="T1">V</text:span><text:span text:style-name="T2">a</text:span></text:p>
          </draw:text-box>
        </draw:frame>
        <draw:frame draw:style-name="gr8" draw:text-style-name="P8" draw:layer="layout" svg:width="2.4cm" svg:height="1.114cm" svg:x="8.304cm" svg:y="5.76cm">
          <draw:text-box>
            <text:p text:style-name="P7"><text:span text:style-name="T1">V</text:span><text:span text:style-name="T2">b</text:span></text:p>
          </draw:text-box>
        </draw:frame>
        <draw:frame draw:style-name="gr11" draw:text-style-name="P5" draw:layer="layout" svg:width="1.8cm" svg:height="0.962cm" svg:x="9.204cm" svg:y="4.36cm">
          <draw:text-box>
            <text:p text:style-name="P2"><text:span text:style-name="T1">+</text:span></text:p>
          </draw:text-box>
        </draw:frame>
        <draw:frame draw:style-name="gr11" draw:text-style-name="P5" draw:layer="layout" svg:width="1.8cm" svg:height="0.962cm" svg:x="9.204cm" svg:y="7.36cm">
          <draw:text-box>
            <text:p text:style-name="P2"><text:span text:style-name="T1">-</text:span></text:p>
          </draw:text-box>
        </draw:frame>
        <draw:line draw:style-name="gr12" draw:text-style-name="P4" draw:layer="layout" svg:x1="4.204cm" svg:y1="12.36cm" svg:x2="4.204cm" svg:y2="16.36cm">
          <text:p/>
        </draw:line>
        <draw:frame draw:style-name="gr8" draw:text-style-name="P10" draw:layer="layout" svg:width="1.9cm" svg:height="1.114cm" svg:x="4.204cm" svg:y="14.246cm">
          <draw:text-box>
            <text:p text:style-name="P9"><text:span text:style-name="T1">I</text:span><text:span text:style-name="T2">c</text:span></text:p>
          </draw:text-box>
        </draw:frame>
        <draw:frame draw:style-name="gr8" draw:text-style-name="P5" draw:layer="layout" svg:width="1.9cm" svg:height="1.114cm" svg:x="1.304cm" svg:y="13.346cm">
          <draw:text-box>
            <text:p text:style-name="P2"><text:span text:style-name="T1">R</text:span><text:span text:style-name="T2">6</text:span></text:p>
          </draw:text-box>
        </draw:frame>
        <draw:custom-shape draw:style-name="gr13" draw:text-style-name="P2" draw:layer="layout" svg:width="0.4cm" svg:height="0.4cm" svg:x="11.004cm" svg:y="2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3.004cm" svg:y="2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9.004cm" svg:y="2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1.00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9.00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1.004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3.004cm" svg:y="18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3.00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1.9cm" svg:height="1.114cm" svg:x="2.204cm" svg:y="1.26cm">
          <draw:text-box>
            <text:p><text:span text:style-name="T3">V</text:span><text:span text:style-name="T4">1</text:span></text:p>
          </draw:text-box>
        </draw:frame>
        <draw:frame draw:style-name="gr8" draw:text-style-name="P11" draw:layer="layout" svg:width="1.9cm" svg:height="1.114cm" svg:x="10.104cm" svg:y="1.26cm">
          <draw:text-box>
            <text:p><text:span text:style-name="T3">V</text:span><text:span text:style-name="T4">2</text:span></text:p>
          </draw:text-box>
        </draw:frame>
        <draw:frame draw:style-name="gr8" draw:text-style-name="P11" draw:layer="layout" svg:width="1.9cm" svg:height="1.114cm" svg:x="18.104cm" svg:y="1.272cm">
          <draw:text-box>
            <text:p><text:span text:style-name="T3">V</text:span><text:span text:style-name="T4">3</text:span></text:p>
          </draw:text-box>
        </draw:frame>
        <draw:frame draw:style-name="gr8" draw:text-style-name="P11" draw:layer="layout" svg:width="1.9cm" svg:height="1.114cm" svg:x="2.004cm" svg:y="9.26cm">
          <draw:text-box>
            <text:p><text:span text:style-name="T3">V</text:span><text:span text:style-name="T4">0</text:span></text:p>
          </draw:text-box>
        </draw:frame>
        <draw:frame draw:style-name="gr8" draw:text-style-name="P11" draw:layer="layout" svg:width="1.9cm" svg:height="1.114cm" svg:x="10.104cm" svg:y="9.26cm">
          <draw:text-box>
            <text:p><text:span text:style-name="T3">V</text:span><text:span text:style-name="T4">4</text:span></text:p>
          </draw:text-box>
        </draw:frame>
        <draw:frame draw:style-name="gr8" draw:text-style-name="P11" draw:layer="layout" svg:width="1.9cm" svg:height="1.114cm" svg:x="18.004cm" svg:y="9.246cm">
          <draw:text-box>
            <text:p><text:span text:style-name="T3">V</text:span><text:span text:style-name="T4">5</text:span></text:p>
          </draw:text-box>
        </draw:frame>
        <draw:frame draw:style-name="gr8" draw:text-style-name="P11" draw:layer="layout" svg:width="1.9cm" svg:height="1.114cm" svg:x="2.004cm" svg:y="17.346cm">
          <draw:text-box>
            <text:p><text:span text:style-name="T3">V</text:span><text:span text:style-name="T4">6</text:span></text:p>
          </draw:text-box>
        </draw:frame>
        <draw:frame draw:style-name="gr8" draw:text-style-name="P11" draw:layer="layout" svg:width="1.9cm" svg:height="1.114cm" svg:x="10.104cm" svg:y="17.246cm">
          <draw:text-box>
            <text:p><text:span text:style-name="T3">V</text:span><text:span text:style-name="T4">7</text:span></text:p>
          </draw:text-box>
        </draw:frame>
        <draw:custom-shape draw:style-name="gr14" draw:text-style-name="P2" draw:layer="layout" svg:width="3cm" svg:height="3.1cm" svg:x="5.804cm" svg:y="4.86cm">
          <text:p/>
          <draw:enhanced-geometry svg:viewBox="0 0 21600 21600" draw:mirror-horizontal="false" draw:mirror-vertical="false" draw:text-areas="0 0 21600 21600" draw:type="circular-arrow" draw:modifiers="180 95.3521918131497 5208.519428790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2" draw:layer="layout" svg:width="3cm" svg:height="3.1cm" svg:x="13.704cm" svg:y="4.96cm">
          <text:p/>
          <draw:enhanced-geometry svg:viewBox="0 0 21600 21600" draw:mirror-vertical="false" draw:mirror-horizontal="true" draw:text-areas="0 0 21600 21600" draw:type="circular-arrow" draw:modifiers="180 90.571825853504 5408.9762477807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2" draw:layer="layout" svg:width="3cm" svg:height="3.1cm" svg:x="5.704cm" svg:y="12.76cm">
          <text:p/>
          <draw:enhanced-geometry svg:viewBox="0 0 21600 21600" draw:mirror-vertical="true" draw:text-areas="0 0 21600 21600" draw:type="circular-arrow" draw:modifiers="180 86.0350519128616 5673.042898070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2" draw:layer="layout" svg:width="3cm" svg:height="3.1cm" svg:x="13.704cm" svg:y="12.76cm">
          <text:p/>
          <draw:enhanced-geometry svg:viewBox="0 0 21600 21600" draw:mirror-vertical="true" draw:mirror-horizontal="true" draw:text-areas="0 0 21600 21600" draw:type="circular-arrow" draw:modifiers="180 88.6901960409484 4880.604488958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2" draw:layer="layout" svg:width="0.925cm" svg:height="0.962cm" svg:x="6.804cm" svg:y="5.898cm">
          <draw:text-box>
            <text:p>A</text:p>
          </draw:text-box>
        </draw:frame>
        <draw:frame draw:style-name="gr16" draw:text-style-name="P12" draw:layer="layout" svg:width="0.925cm" svg:height="0.962cm" svg:x="14.779cm" svg:y="5.898cm">
          <draw:text-box>
            <text:p>B</text:p>
          </draw:text-box>
        </draw:frame>
        <draw:frame draw:style-name="gr16" draw:text-style-name="P12" draw:layer="layout" svg:width="0.925cm" svg:height="0.962cm" svg:x="6.779cm" svg:y="13.86cm">
          <draw:text-box>
            <text:p>C</text:p>
          </draw:text-box>
        </draw:frame>
        <draw:frame draw:style-name="gr16" draw:text-style-name="P12" draw:layer="layout" svg:width="0.925cm" svg:height="0.962cm" svg:x="14.779cm" svg:y="13.86cm">
          <draw:text-box>
            <text:p>D</text:p>
          </draw:text-box>
        </draw:frame>
        <draw:line draw:style-name="gr17" draw:text-style-name="P4" draw:layer="layout" svg:x1="8.704cm" svg:y1="1.06cm" svg:x2="5.604cm" svg:y2="1.06cm">
          <text:p/>
        </draw:line>
        <draw:line draw:style-name="gr17" draw:text-style-name="P4" draw:layer="layout" svg:x1="16.804cm" svg:y1="1.16cm" svg:x2="13.704cm" svg:y2="1.16cm">
          <text:p/>
        </draw:line>
        <draw:line draw:style-name="gr17" draw:text-style-name="P4" draw:layer="layout" svg:x1="8.604cm" svg:y1="11.36cm" svg:x2="5.504cm" svg:y2="11.36cm">
          <text:p/>
        </draw:line>
        <draw:line draw:style-name="gr17" draw:text-style-name="P4" draw:layer="layout" svg:x1="13.604cm" svg:y1="11.36cm" svg:x2="16.704cm" svg:y2="11.36cm">
          <text:p/>
        </draw:line>
        <draw:line draw:style-name="gr17" draw:text-style-name="P4" draw:layer="layout" svg:x1="5.604cm" svg:y1="19.3cm" svg:x2="8.704cm" svg:y2="19.3cm">
          <text:p/>
        </draw:line>
        <draw:frame draw:style-name="gr18" draw:text-style-name="P13" draw:layer="layout" svg:width="1.031cm" svg:height="0.962cm" svg:x="6.804cm" svg:y="0.098cm">
          <draw:text-box>
            <text:p>I1</text:p>
          </draw:text-box>
        </draw:frame>
        <draw:frame draw:style-name="gr18" draw:text-style-name="P13" draw:layer="layout" svg:width="1.031cm" svg:height="0.962cm" svg:x="14.804cm" svg:y="0.06cm">
          <draw:text-box>
            <text:p>I2</text:p>
          </draw:text-box>
        </draw:frame>
        <draw:frame draw:style-name="gr18" draw:text-style-name="P13" draw:layer="layout" svg:width="1.031cm" svg:height="0.962cm" svg:x="6.804cm" svg:y="11.298cm">
          <draw:text-box>
            <text:p>I4</text:p>
          </draw:text-box>
        </draw:frame>
        <draw:frame draw:style-name="gr18" draw:text-style-name="P13" draw:layer="layout" svg:width="1.031cm" svg:height="0.962cm" svg:x="14.804cm" svg:y="11.298cm">
          <draw:text-box>
            <text:p>I5</text:p>
          </draw:text-box>
        </draw:frame>
        <draw:frame draw:style-name="gr18" draw:text-style-name="P13" draw:layer="layout" svg:width="1.031cm" svg:height="0.962cm" svg:x="6.5cm" svg:y="19.2cm">
          <draw:text-box>
            <text:p>I7</text:p>
          </draw:text-box>
        </draw:frame>
        <draw:line draw:style-name="gr17" draw:text-style-name="P4" draw:layer="layout" svg:x1="12.104cm" svg:y1="5.06cm" svg:x2="12.104cm" svg:y2="8.16cm">
          <text:p/>
        </draw:line>
        <draw:frame draw:style-name="gr18" draw:text-style-name="P13" draw:layer="layout" svg:width="1.031cm" svg:height="0.962cm" svg:x="12.204cm" svg:y="5.96cm">
          <draw:text-box>
            <text:p>I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.5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1:35:22.396654927</meta:creation-date>
    <dc:date>2021-03-24T20:06:27.516922803</dc:date>
    <meta:editing-duration>PT26M9S</meta:editing-duration>
    <meta:editing-cycles>12</meta:editing-cycles>
    <meta:generator>LibreOffice/6.4.6.2$Linux_X86_64 LibreOffice_project/40$Build-2</meta:generator>
    <meta:document-statistic meta:object-count="146"/>
  </office:meta>
</office:document-meta>
</file>